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88bf" officeooo:paragraph-rsid="000888bf" style:font-weight-asian="bold" style:font-weight-complex="bold"/>
    </style:style>
    <style:style style:name="P2" style:family="paragraph" style:parent-style-name="Standard">
      <style:text-properties fo:font-weight="bold" officeooo:rsid="000cf0be" officeooo:paragraph-rsid="000cf0be" style:font-weight-asian="bold" style:font-weight-complex="bold"/>
    </style:style>
    <style:style style:name="P3" style:family="paragraph" style:parent-style-name="Standard">
      <style:text-properties fo:font-weight="bold" officeooo:rsid="00160771" officeooo:paragraph-rsid="00160771" style:font-weight-asian="bold" style:font-weight-complex="bold"/>
    </style:style>
    <style:style style:name="P4" style:family="paragraph" style:parent-style-name="Standard">
      <style:text-properties fo:font-weight="normal" officeooo:rsid="000888bf" officeooo:paragraph-rsid="000888bf" style:font-weight-asian="normal" style:font-weight-complex="normal"/>
    </style:style>
    <style:style style:name="P5" style:family="paragraph" style:parent-style-name="Standard">
      <style:text-properties fo:font-weight="normal" officeooo:rsid="0008a527" officeooo:paragraph-rsid="0008a527" style:font-weight-asian="normal" style:font-weight-complex="normal"/>
    </style:style>
    <style:style style:name="P6" style:family="paragraph" style:parent-style-name="Standard">
      <style:text-properties fo:font-weight="normal" officeooo:rsid="000af684" officeooo:paragraph-rsid="000af684" style:font-weight-asian="normal" style:font-weight-complex="normal"/>
    </style:style>
    <style:style style:name="P7" style:family="paragraph" style:parent-style-name="Standard">
      <style:text-properties fo:font-weight="normal" officeooo:rsid="000cf0be" officeooo:paragraph-rsid="000cf0be" style:font-weight-asian="normal" style:font-weight-complex="normal"/>
    </style:style>
    <style:style style:name="P8" style:family="paragraph" style:parent-style-name="Standard">
      <style:text-properties fo:font-weight="normal" officeooo:rsid="00119c01" officeooo:paragraph-rsid="00119c01" style:font-weight-asian="normal" style:font-weight-complex="normal"/>
    </style:style>
    <style:style style:name="P9" style:family="paragraph" style:parent-style-name="Standard">
      <style:text-properties fo:font-weight="normal" officeooo:rsid="0012a238" officeooo:paragraph-rsid="0012a238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0888bf" officeooo:paragraph-rsid="000888b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0af684" officeooo:paragraph-rsid="000af68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solid" style:text-underline-type="double" style:text-underline-width="auto" style:text-underline-color="font-color" fo:font-weight="normal" officeooo:rsid="000af684" officeooo:paragraph-rsid="000af684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a527"/>
    </style:style>
    <style:style style:name="T3" style:family="text">
      <style:text-properties officeooo:rsid="000e7c50"/>
    </style:style>
    <style:style style:name="T4" style:family="text">
      <style:text-properties officeooo:rsid="0012ca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al</text:p>
      <text:p text:style-name="P7">시그널에 대한 처리…</text:p>
      <text:p text:style-name="P7">단 sigkill, sigstop등은 처리 X 절대적인 경우이므로… </text:p>
      <text:p text:style-name="P7">힌계점 존재,, : 큐잉이 안됨 (대기열 <text:span text:style-name="T3">X)</text:span></text:p>
      <text:p text:style-name="P7">동일한 시그널 → <text:span text:style-name="T3">Block <text:s/>상태에서 종료 후 실행 </text:span></text:p>
      <text:p text:style-name="P7">즉, 동일한 시그널 2개 이상 발생? 마지막 시그널 무시.</text:p>
      <text:p text:style-name="P7">+ 다른 시그널 발생시, 기존 시그널 탈출</text:p>
      <text:p text:style-name="P7"/>
      <text:p text:style-name="P8">==&gt; 블록된 시그널 관리 + 시그널 그룹화 → 관리의 편의성</text:p>
      <text:p text:style-name="P8">sigemptyset, sigfillset, …. </text:p>
      <text:p text:style-name="P9">procmask 등으로 block 상태인 signal을 unblock상태로 만들수 있음</text:p>
      <text:p text:style-name="P9">(원래 block상태에서는, 동일한 시그널에 대해서, 기존의 시그널 대응 함수가 끝날때까지 다음 시그널 처리 X였지만, unblock상태로 만듬으로써, 동일한 시그널에 대해서도 바로바로 재실행 가능하도록함. 어떻게 이걸 구현했을까??)</text:p>
      <text:p text:style-name="P9">다른 시그널이 들어왔을 때, 기존의 시그널 탈출 문제 →<text:span text:style-name="T4">Sigaction + procmask:block등으로 해결</text:span></text:p>
      <text:p text:style-name="P9"><text:tab/></text:p>
      <text:p text:style-name="P2">RTS </text:p>
      <text:p text:style-name="P3">기존의 select, poll 등 방식의 단점을 해결하기 위해,,, </text:p>
      <text:p text:style-name="P4">기존의 방법 : polling (데이터가 왔나 안왔나 확인할 때,.. )</text:p>
      <text:p text:style-name="P4">한계 존재 <text:s/>→ <text:span text:style-name="T1">RTS (Real Time Signal)</text:span></text:p>
      <text:p text:style-name="P10">기존의 시그널은 <text:span text:style-name="T2">Queuing이 되질 않음… </text:span></text:p>
      <text:p text:style-name="P4">어떤 한계? 유저영역, 커널영역간 이벤트 복사, 검사 횟수 등.. </text:p>
      <text:p text:style-name="P4"/>
      <text:p text:style-name="P5">RTS (시그널의 asynchronous + 큐잉)</text:p>
      <text:p text:style-name="P6">sigaction 등이 RTS,,</text:p>
      <text:p text:style-name="P6">kill -l <text:s/>→ 0~31 이후 지원되는 SIG 들 == &gt; RTS 지원</text:p>
      <text:p text:style-name="P6"/>
      <text:p text:style-name="P11">단점? 프로그래밍 복잡도 증가</text:p>
      <text:p text:style-name="P12"/>
      <text:p text:style-name="P11"/>
      <text:p text:style-name="P11"/>
      <text:p text:style-name="P6"/>
      <text:p text:style-name="P6"/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8:32:33.701464379</meta:creation-date>
    <dc:date>2019-01-31T22:36:29.516431264</dc:date>
    <meta:editing-duration>PT1H53M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411" meta:character-count="748" meta:non-whitespace-character-count="595"/>
  </office:meta>
</office:document-meta>
</file>